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5" table:number-rows-repeated="35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5" table:number-rows-repeated="6547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圖表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011/04/27</text:date>, <text:time>17:31:5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4-27T17:31:52.42</dc:date>
    <dc:language>en-US</dc:language>
    <meta:editing-cycles>31</meta:editing-cycles>
    <meta:editing-duration>PT06H32M23S</meta:editing-duration>
    <dc:creator>張簡稜剛 </dc:creator>
    <meta:document-statistic meta:table-count="4" meta:cell-count="19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